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Lochkreisdurchmesser</text:p>
          </table:table-cell>
          <table:table-cell/>
          <table:table-cell office:value-type="float" office:value="49">
            <text:p>49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ochabstand</text:p>
          </table:table-cell>
          <table:table-cell/>
          <table:table-cell table:formula="of:=[.D3]/POWER(2;1/2)" office:value-type="float" office:value="34.6482322781408">
            <text:p>34.65</text:p>
          </table:table-cell>
          <table:table-cell/>
          <table:table-cell office:value-type="string">
            <text:p>Abstand Blechbefestigungsschrauben</text:p>
          </table:table-cell>
          <table:table-cell table:number-columns-repeated="2"/>
          <table:table-cell office:value-type="float" office:value="15">
            <text:p>15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öhe des Bleches</text:p>
          </table:table-cell>
          <table:table-cell/>
          <table:table-cell office:value-type="float" office:value="300">
            <text:p>300.0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ite des Bleches</text:p>
          </table:table-cell>
          <table:table-cell/>
          <table:table-cell office:value-type="float" office:value="398">
            <text:p>398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cherheitsabstand zum Rand</text:p>
          </table:table-cell>
          <table:table-cell/>
          <table:table-cell office:value-type="float" office:value="10">
            <text:p>10.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ittelpunkt links unten</text:p>
          </table:table-cell>
          <table:table-cell/>
          <table:table-cell table:formula="of:=[.D9]+[.D4]/2" office:value-type="float" office:value="27.3241161390704">
            <text:p>27.32</text:p>
          </table:table-cell>
          <table:table-cell table:formula="of:=[.D9]+[.D4]/2" office:value-type="float" office:value="27.3241161390704">
            <text:p>27.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1</text:p>
          </table:table-cell>
          <table:table-cell/>
          <table:table-cell table:formula="of:=[.D13]-[.$D$4]/2" office:value-type="float" office:value="10">
            <text:p>10.00</text:p>
          </table:table-cell>
          <table:table-cell table:formula="of:=[.$E13]+[.$D$4]/2" office:value-type="float" office:value="44.6482322781408">
            <text:p>44.6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2</text:p>
          </table:table-cell>
          <table:table-cell/>
          <table:table-cell table:formula="of:=[.D13]+[.$D$4]/2" office:value-type="float" office:value="44.6482322781408">
            <text:p>44.65</text:p>
          </table:table-cell>
          <table:table-cell table:formula="of:=[.$E13]+[.$D$4]/2" office:value-type="float" office:value="44.6482322781408">
            <text:p>44.6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3</text:p>
          </table:table-cell>
          <table:table-cell/>
          <table:table-cell table:formula="of:=[.D13]+[.$D$4]/2" office:value-type="float" office:value="44.6482322781408">
            <text:p>44.65</text:p>
          </table:table-cell>
          <table:table-cell table:formula="of:=[.$E13]-[.$D$4]/2" office:value-type="float" office:value="10">
            <text:p>10.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4</text:p>
          </table:table-cell>
          <table:table-cell/>
          <table:table-cell table:formula="of:=[.D13]-[.$D$4]/2" office:value-type="float" office:value="10">
            <text:p>10.00</text:p>
          </table:table-cell>
          <table:table-cell table:formula="of:=[.$E13]-[.$D$4]/2" office:value-type="float" office:value="10">
            <text:p>10.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13]" office:value-type="float" office:value="27.3241161390704">
            <text:p>27.32</text:p>
          </table:table-cell>
          <table:table-cell table:formula="of:=[.$E13]+[.$I$4]/2" office:value-type="float" office:value="34.8241161390704">
            <text:p>34.8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13]" office:value-type="float" office:value="27.3241161390704">
            <text:p>27.32</text:p>
          </table:table-cell>
          <table:table-cell table:formula="of:=[.$E13]-[.$I$4]/2" office:value-type="float" office:value="19.8241161390704">
            <text:p>19.8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ttelpunkt links oben</text:p>
          </table:table-cell>
          <table:table-cell/>
          <table:table-cell table:formula="of:=[.D9]+[.D4]/2" office:value-type="float" office:value="27.3241161390704">
            <text:p>27.32</text:p>
          </table:table-cell>
          <table:table-cell table:formula="of:=[.D6]-[.D9]-[.D4]/2" office:value-type="float" office:value="272.67588386093">
            <text:p>272.6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1</text:p>
          </table:table-cell>
          <table:table-cell/>
          <table:table-cell table:formula="of:=[.D21]-[.$D$4]/2" office:value-type="float" office:value="10">
            <text:p>10.00</text:p>
          </table:table-cell>
          <table:table-cell table:formula="of:=[.$E21]+[.$D$4]/2" office:value-type="float" office:value="290">
            <text:p>290.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2</text:p>
          </table:table-cell>
          <table:table-cell/>
          <table:table-cell table:formula="of:=[.D21]+[.$D$4]/2" office:value-type="float" office:value="44.6482322781408">
            <text:p>44.65</text:p>
          </table:table-cell>
          <table:table-cell table:formula="of:=[.$E21]+[.$D$4]/2" office:value-type="float" office:value="290">
            <text:p>290.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3</text:p>
          </table:table-cell>
          <table:table-cell/>
          <table:table-cell table:formula="of:=[.D21]+[.$D$4]/2" office:value-type="float" office:value="44.6482322781408">
            <text:p>44.65</text:p>
          </table:table-cell>
          <table:table-cell table:formula="of:=[.$E21]-[.$D$4]/2" office:value-type="float" office:value="255.351767721859">
            <text:p>255.3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4</text:p>
          </table:table-cell>
          <table:table-cell/>
          <table:table-cell table:formula="of:=[.D21]-[.$D$4]/2" office:value-type="float" office:value="10">
            <text:p>10.00</text:p>
          </table:table-cell>
          <table:table-cell table:formula="of:=[.$E21]-[.$D$4]/2" office:value-type="float" office:value="255.351767721859">
            <text:p>255.3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21]" office:value-type="float" office:value="27.3241161390704">
            <text:p>27.32</text:p>
          </table:table-cell>
          <table:table-cell table:formula="of:=[.$E21]+[.$I$4]/2" office:value-type="float" office:value="280.17588386093">
            <text:p>280.1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21]" office:value-type="float" office:value="27.3241161390704">
            <text:p>27.32</text:p>
          </table:table-cell>
          <table:table-cell table:formula="of:=[.$E21]-[.$I$4]/2" office:value-type="float" office:value="265.17588386093">
            <text:p>265.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ittelpunkt rechts Mitte</text:p>
          </table:table-cell>
          <table:table-cell/>
          <table:table-cell table:formula="of:=[.D7]-[.D9]-[.D4]/2" office:value-type="float" office:value="370.67588386093">
            <text:p>370.68</text:p>
          </table:table-cell>
          <table:table-cell table:formula="of:=[.D6]/2" office:value-type="float" office:value="150">
            <text:p>150.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1</text:p>
          </table:table-cell>
          <table:table-cell/>
          <table:table-cell table:formula="of:=[.D29]-[.$D$4]/2" office:value-type="float" office:value="353.351767721859">
            <text:p>353.35</text:p>
          </table:table-cell>
          <table:table-cell table:formula="of:=[.$E29]+[.$D$4]/2" office:value-type="float" office:value="167.32411613907">
            <text:p>167.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2</text:p>
          </table:table-cell>
          <table:table-cell/>
          <table:table-cell table:formula="of:=[.D29]+[.$D$4]/2" office:value-type="float" office:value="388">
            <text:p>388.00</text:p>
          </table:table-cell>
          <table:table-cell table:formula="of:=[.$E29]+[.$D$4]/2" office:value-type="float" office:value="167.32411613907">
            <text:p>167.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3</text:p>
          </table:table-cell>
          <table:table-cell/>
          <table:table-cell table:formula="of:=[.D29]+[.$D$4]/2" office:value-type="float" office:value="388">
            <text:p>388.00</text:p>
          </table:table-cell>
          <table:table-cell table:formula="of:=[.$E29]-[.$D$4]/2" office:value-type="float" office:value="132.67588386093">
            <text:p>132.6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4</text:p>
          </table:table-cell>
          <table:table-cell/>
          <table:table-cell table:formula="of:=[.D29]-[.$D$4]/2" office:value-type="float" office:value="353.351767721859">
            <text:p>353.35</text:p>
          </table:table-cell>
          <table:table-cell table:formula="of:=[.$E29]-[.$D$4]/2" office:value-type="float" office:value="132.67588386093">
            <text:p>132.6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5</text:p>
          </table:table-cell>
          <table:table-cell office:value-type="string">
            <text:p>nicht bohren</text:p>
          </table:table-cell>
          <table:table-cell table:formula="of:=[.D29]" office:value-type="float" office:value="370.67588386093">
            <text:p>370.68</text:p>
          </table:table-cell>
          <table:table-cell table:formula="of:=[.$E29]+[.$I$4]/2" office:value-type="float" office:value="157.5">
            <text:p>157.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ch6</text:p>
          </table:table-cell>
          <table:table-cell office:value-type="string">
            <text:p>nicht bohren</text:p>
          </table:table-cell>
          <table:table-cell table:formula="of:=[.D29]" office:value-type="float" office:value="370.67588386093">
            <text:p>370.68</text:p>
          </table:table-cell>
          <table:table-cell table:formula="of:=[.$E29]-[.$I$4]/2" office:value-type="float" office:value="142.5">
            <text:p>142.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ferenzpunkt</text:p>
          </table:table-cell>
          <table:table-cell office:value-type="string">
            <text:p>nicht bohren</text:p>
          </table:table-cell>
          <table:table-cell table:formula="of:=[.D13]" office:value-type="float" office:value="27.3241161390704">
            <text:p>27.32</text:p>
          </table:table-cell>
          <table:table-cell table:formula="of:=[.E29]" office:value-type="float" office:value="150">
            <text:p>150.00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/00/0000</text:date>, <text:time style:data-style-name="N2" text:time-value="0000-00-00T22:51: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19:16:42</meta:creation-date>
    <dc:date>2012-08-24T15:55:30</dc:date>
    <meta:editing-duration>PT2M38S</meta:editing-duration>
    <meta:editing-cycles>3</meta:editing-cycles>
    <meta:generator>LibreOffice/4.0.3.3$Linux_X86_64 LibreOffice_project/400m0$Build-3</meta:generator>
    <meta:document-statistic meta:table-count="3" meta:cell-count="87" meta:object-count="0"/>
  </office:meta>
</office:document-meta>
</file>